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&lt;!DOCTYPE html&gt;</text:p>
      <text:p text:style-name="Standard">&lt;html lang="pt-BR"&gt;</text:p>
      <text:p text:style-name="Standard">&lt;head&gt;</text:p>
      <text:p text:style-name="Standard"><text:s text:c="2"/>&lt;meta charset="UTF-8" /&gt;</text:p>
      <text:p text:style-name="Standard"><text:s text:c="2"/>&lt;meta name="viewport" content="width=device-width, initial-scale=1.0"/&gt;</text:p>
      <text:p text:style-name="Standard"><text:s text:c="2"/>&lt;title&gt;Ponto Diário&lt;/title&gt;</text:p>
      <text:p text:style-name="Standard"><text:s text:c="2"/>&lt;style&gt;</text:p>
      <text:p text:style-name="Standard"><text:s text:c="4"/>body {</text:p>
      <text:p text:style-name="Standard"><text:s text:c="6"/>font-family: Arial, sans-serif;</text:p>
      <text:p text:style-name="Standard"><text:s text:c="6"/>background: #f0f2f5;</text:p>
      <text:p text:style-name="Standard"><text:s text:c="6"/>margin: 0;</text:p>
      <text:p text:style-name="Standard"><text:s text:c="6"/>padding: 20px;</text:p>
      <text:p text:style-name="Standard"><text:s text:c="4"/>}</text:p>
      <text:p text:style-name="Standard"><text:s text:c="4"/>h1 {</text:p>
      <text:p text:style-name="Standard"><text:s text:c="6"/>text-align: center;</text:p>
      <text:p text:style-name="Standard"><text:s text:c="4"/>}</text:p>
      <text:p text:style-name="Standard"><text:s text:c="4"/>.botoes {</text:p>
      <text:p text:style-name="Standard"><text:s text:c="6"/>display: flex;</text:p>
      <text:p text:style-name="Standard"><text:s text:c="6"/>justify-content: center;</text:p>
      <text:p text:style-name="Standard"><text:s text:c="6"/>gap: 20px;</text:p>
      <text:p text:style-name="Standard"><text:s text:c="6"/>margin-bottom: 20px;</text:p>
      <text:p text:style-name="Standard"><text:s text:c="4"/>}</text:p>
      <text:p text:style-name="Standard"><text:s text:c="4"/>button {</text:p>
      <text:p text:style-name="Standard"><text:s text:c="6"/>padding: 10px 20px;</text:p>
      <text:p text:style-name="Standard"><text:s text:c="6"/>font-size: 16px;</text:p>
      <text:p text:style-name="Standard"><text:s text:c="6"/>border: none;</text:p>
      <text:p text:style-name="Standard"><text:s text:c="6"/>border-radius: 8px;</text:p>
      <text:p text:style-name="Standard"><text:s text:c="6"/>cursor: pointer;</text:p>
      <text:p text:style-name="Standard"><text:s text:c="4"/>}</text:p>
      <text:p text:style-name="Standard"><text:s text:c="4"/>.entrada {</text:p>
      <text:p text:style-name="Standard"><text:s text:c="6"/>background-color: #28a745;</text:p>
      <text:p text:style-name="Standard"><text:s text:c="6"/>color: white;</text:p>
      <text:p text:style-name="Standard"><text:s text:c="4"/>}</text:p>
      <text:p text:style-name="Standard"><text:s text:c="4"/>.saida {</text:p>
      <text:p text:style-name="Standard"><text:s text:c="6"/>background-color: #dc3545;</text:p>
      <text:p text:style-name="Standard"><text:s text:c="6"/>color: white;</text:p>
      <text:p text:style-name="Standard"><text:s text:c="4"/>}</text:p>
      <text:p text:style-name="Standard"><text:s text:c="4"/>table {</text:p>
      <text:p text:style-name="Standard"><text:s text:c="6"/>width: 100%;</text:p>
      <text:p text:style-name="Standard"><text:s text:c="6"/>border-collapse: collapse;</text:p>
      <text:p text:style-name="Standard"><text:s text:c="6"/>background: white;</text:p>
      <text:p text:style-name="Standard"><text:s text:c="4"/>}</text:p>
      <text:p text:style-name="Standard"><text:s text:c="4"/>th, td {</text:p>
      <text:p text:style-name="Standard"><text:s text:c="6"/>padding: 10px;</text:p>
      <text:p text:style-name="Standard"><text:s text:c="6"/>text-align: center;</text:p>
      <text:p text:style-name="Standard"><text:s text:c="6"/>border: 1px solid #ccc;</text:p>
      <text:p text:style-name="Standard"><text:s text:c="4"/>}</text:p>
      <text:p text:style-name="Standard"><text:s text:c="4"/>th {</text:p>
      <text:p text:style-name="Standard"><text:s text:c="6"/>background-color: #e9ecef;</text:p>
      <text:p text:style-name="Standard"><text:s text:c="4"/>}</text:p>
      <text:p text:style-name="Standard"><text:s text:c="4"/>footer {</text:p>
      <text:p text:style-name="Standard"><text:s text:c="6"/>margin-top: 20px;</text:p>
      <text:p text:style-name="Standard"><text:soft-page-break/><text:s text:c="6"/>text-align: center;</text:p>
      <text:p text:style-name="Standard"><text:s text:c="6"/>font-size: 14px;</text:p>
      <text:p text:style-name="Standard"><text:s text:c="6"/>color: #888;</text:p>
      <text:p text:style-name="Standard"><text:s text:c="4"/>}</text:p>
      <text:p text:style-name="Standard"><text:s text:c="2"/>&lt;/style&gt;</text:p>
      <text:p text:style-name="Standard">&lt;/head&gt;</text:p>
      <text:p text:style-name="Standard">&lt;body&gt;</text:p>
      <text:p text:style-name="Standard"><text:s text:c="2"/>&lt;h1&gt;Registro de Ponto Diário&lt;/h1&gt;</text:p>
      <text:p text:style-name="Standard"><text:s text:c="2"/>&lt;div class="botoes"&gt;</text:p>
      <text:p text:style-name="Standard"><text:s text:c="4"/>&lt;button class="entrada" onclick="registrarEntrada()"&gt;Registrar Entrada&lt;/button&gt;</text:p>
      <text:p text:style-name="Standard"><text:s text:c="4"/>&lt;button class="saida" onclick="registrarSaida()"&gt;Registrar Saída&lt;/button&gt;</text:p>
      <text:p text:style-name="Standard"><text:s text:c="2"/>&lt;/div&gt;</text:p>
      <text:p text:style-name="Standard"/>
      <text:p text:style-name="Standard"><text:s text:c="2"/>&lt;table&gt;</text:p>
      <text:p text:style-name="Standard"><text:s text:c="4"/>&lt;thead&gt;</text:p>
      <text:p text:style-name="Standard"><text:s text:c="6"/>&lt;tr&gt;</text:p>
      <text:p text:style-name="Standard"><text:s text:c="8"/>&lt;th&gt;Data&lt;/th&gt;</text:p>
      <text:p text:style-name="Standard"><text:s text:c="8"/>&lt;th&gt;Entrada&lt;/th&gt;</text:p>
      <text:p text:style-name="Standard"><text:s text:c="8"/>&lt;th&gt;Saída&lt;/th&gt;</text:p>
      <text:p text:style-name="Standard"><text:s text:c="8"/>&lt;th&gt;Horas Trabalhadas&lt;/th&gt;</text:p>
      <text:p text:style-name="Standard"><text:s text:c="6"/>&lt;/tr&gt;</text:p>
      <text:p text:style-name="Standard"><text:s text:c="4"/>&lt;/thead&gt;</text:p>
      <text:p text:style-name="Standard"><text:s text:c="4"/>&lt;tbody id="registrosTabela"&gt;&lt;/tbody&gt;</text:p>
      <text:p text:style-name="Standard"><text:s text:c="2"/>&lt;/table&gt;</text:p>
      <text:p text:style-name="Standard"/>
      <text:p text:style-name="Standard"><text:s text:c="2"/>&lt;footer&gt;</text:p>
      <text:p text:style-name="Standard"><text:s text:c="4"/>Site gratuito - Armazenamento local no navegador</text:p>
      <text:p text:style-name="Standard"><text:s text:c="2"/>&lt;/footer&gt;</text:p>
      <text:p text:style-name="Standard"/>
      <text:p text:style-name="Standard"><text:s text:c="2"/>&lt;script&gt;</text:p>
      <text:p text:style-name="Standard"><text:s text:c="4"/>const tabela = document.getElementById("registrosTabela");</text:p>
      <text:p text:style-name="Standard"/>
      <text:p text:style-name="Standard"><text:s text:c="4"/>function carregarRegistros() {</text:p>
      <text:p text:style-name="Standard"><text:s text:c="6"/>const registros = JSON.parse(localStorage.getItem("pontos") || "[]");</text:p>
      <text:p text:style-name="Standard"><text:s text:c="6"/>tabela.innerHTML = "";</text:p>
      <text:p text:style-name="Standard"><text:s text:c="6"/>registros.forEach(r =&gt; {</text:p>
      <text:p text:style-name="Standard"><text:s text:c="8"/>const linha = document.createElement("tr");</text:p>
      <text:p text:style-name="Standard"><text:s text:c="8"/>linha.innerHTML = `</text:p>
      <text:p text:style-name="Standard"><text:s text:c="10"/>&lt;td&gt;${r.data}&lt;/td&gt;</text:p>
      <text:p text:style-name="Standard"><text:s text:c="10"/>&lt;td&gt;${r.entrada || ""}&lt;/td&gt;</text:p>
      <text:p text:style-name="Standard"><text:s text:c="10"/>&lt;td&gt;${r.saida || ""}&lt;/td&gt;</text:p>
      <text:p text:style-name="Standard"><text:s text:c="10"/>&lt;td&gt;${r.trabalhadas || ""}&lt;/td&gt;</text:p>
      <text:p text:style-name="Standard"><text:s text:c="8"/>`;</text:p>
      <text:p text:style-name="Standard"><text:s text:c="8"/>tabela.appendChild(linha);</text:p>
      <text:p text:style-name="Standard"><text:s text:c="6"/>});</text:p>
      <text:p text:style-name="Standard"><text:s text:c="4"/>}</text:p>
      <text:p text:style-name="Standard"/>
      <text:p text:style-name="Standard"><text:s text:c="4"/>function registrarEntrada() {</text:p>
      <text:p text:style-name="Standard"><text:s text:c="6"/>const hoje = new Date().toLocaleDateString();</text:p>
      <text:p text:style-name="Standard"><text:s text:c="6"/>let registros = JSON.parse(localStorage.getItem("pontos") || "[]");</text:p>
      <text:p text:style-name="Standard"/>
      <text:p text:style-name="Standard"><text:s text:c="6"/>if (registros.some(r =&gt; r.data === hoje)) {</text:p>
      <text:p text:style-name="Standard"><text:soft-page-break/><text:s text:c="8"/>alert("Entrada já registrada hoje.");</text:p>
      <text:p text:style-name="Standard"><text:s text:c="8"/>return;</text:p>
      <text:p text:style-name="Standard"><text:s text:c="6"/>}</text:p>
      <text:p text:style-name="Standard"/>
      <text:p text:style-name="Standard"><text:s text:c="6"/>const hora = new Date().toLocaleTimeString();</text:p>
      <text:p text:style-name="Standard"><text:s text:c="6"/>registros.push({ data: hoje, entrada: hora });</text:p>
      <text:p text:style-name="Standard"><text:s text:c="6"/>localStorage.setItem("pontos", JSON.stringify(registros));</text:p>
      <text:p text:style-name="Standard"><text:s text:c="6"/>carregarRegistros();</text:p>
      <text:p text:style-name="Standard"><text:s text:c="4"/>}</text:p>
      <text:p text:style-name="Standard"/>
      <text:p text:style-name="Standard"><text:s text:c="4"/>function registrarSaida() {</text:p>
      <text:p text:style-name="Standard"><text:s text:c="6"/>const hoje = new Date().toLocaleDateString();</text:p>
      <text:p text:style-name="Standard"><text:s text:c="6"/>let registros = JSON.parse(localStorage.getItem("pontos") || "[]");</text:p>
      <text:p text:style-name="Standard"><text:s text:c="6"/>const agora = new Date();</text:p>
      <text:p text:style-name="Standard"/>
      <text:p text:style-name="Standard"><text:s text:c="6"/>const registro = registros.find(r =&gt; r.data === hoje);</text:p>
      <text:p text:style-name="Standard"><text:s text:c="6"/>if (!registro || registro.saida) {</text:p>
      <text:p text:style-name="Standard"><text:s text:c="8"/>alert("Entrada não registrada ou saída já registrada.");</text:p>
      <text:p text:style-name="Standard"><text:s text:c="8"/>return;</text:p>
      <text:p text:style-name="Standard"><text:s text:c="6"/>}</text:p>
      <text:p text:style-name="Standard"/>
      <text:p text:style-name="Standard"><text:s text:c="6"/>const horaSaida = agora.toLocaleTimeString();</text:p>
      <text:p text:style-name="Standard"><text:s text:c="6"/>registro.saida = horaSaida;</text:p>
      <text:p text:style-name="Standard"/>
      <text:p text:style-name="Standard"><text:s text:c="6"/>// Cálculo de horas trabalhadas</text:p>
      <text:p text:style-name="Standard"><text:s text:c="6"/>const [h, m, s] = registro.entrada.split(":").map(Number);</text:p>
      <text:p text:style-name="Standard"><text:s text:c="6"/>const entradaData = new Date();</text:p>
      <text:p text:style-name="Standard"><text:s text:c="6"/>entradaData.setHours(h, m, s);</text:p>
      <text:p text:style-name="Standard"><text:s text:c="6"/>const diff = new Date(agora - entradaData);</text:p>
      <text:p text:style-name="Standard"><text:s text:c="6"/>const horas = String(diff.getUTCHours()).padStart(2, "0");</text:p>
      <text:p text:style-name="Standard"><text:s text:c="6"/>const minutos = String(diff.getUTCMinutes()).padStart(2, "0");</text:p>
      <text:p text:style-name="Standard"><text:s text:c="6"/>registro.trabalhadas = `${horas}:${minutos}`;</text:p>
      <text:p text:style-name="Standard"/>
      <text:p text:style-name="Standard"><text:s text:c="6"/>localStorage.setItem("pontos", JSON.stringify(registros));</text:p>
      <text:p text:style-name="Standard"><text:s text:c="6"/>carregarRegistros();</text:p>
      <text:p text:style-name="Standard"><text:s text:c="4"/>}</text:p>
      <text:p text:style-name="Standard"/>
      <text:p text:style-name="Standard"><text:s text:c="4"/>carregarRegistros();</text:p>
      <text:p text:style-name="Standard"><text:s text:c="2"/>&lt;/script&gt;</text:p>
      <text:p text:style-name="Standard">&lt;/body&gt;</text:p>
      <text:p text:style-name="Standard">&lt;/html&gt;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7-11T10:17:23.716000000</meta:creation-date>
    <dc:date>2025-07-11T10:17:33.254000000</dc:date>
    <meta:editing-duration>PT9S</meta:editing-duration>
    <meta:editing-cycles>1</meta:editing-cycles>
    <meta:document-statistic meta:table-count="0" meta:image-count="0" meta:object-count="0" meta:page-count="3" meta:paragraph-count="132" meta:word-count="326" meta:character-count="3556" meta:non-whitespace-character-count="2696"/>
    <meta:generator>LibreOffice/7.3.5.2$Windows_X86_64 LibreOffice_project/184fe81b8c8c30d8b5082578aee2fed2ea847c01</meta:generator>
  </office:meta>
</office:document-meta>
</file>